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automatic-styles>
    <style:style style:name="P1" style:family="paragraph" style:parent-style-name="Preformatted_20_Text">
      <style:text-properties style:font-name-complex="Panchanan" style:font-weight-complex="normal"/>
    </style:style>
    <style:style style:name="T1" style:family="text">
      <style:text-properties officeooo:rsid="001f8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(c) 2007, 2008 S.R.Haque (srhaque@theiet.org).</text:p>
      <text:p text:style-name="P1">Permission is granted to copy, distribute and/or modify this document</text:p>
      <text:p text:style-name="P1">under the terms of the GNU Free Documentation License, Version 1.2</text:p>
      <text:p text:style-name="P1">or any later version published by the Free Software Foundation;</text:p>
      <text:p text:style-name="P1">with no Invariant Sections, no Front-Cover Texts, and no Back-Cover</text:p>
      <text:p text:style-name="P1">Texts. <text:s/>A copy of the license is included in the section entitled "GNU</text:p>
      <text:p text:style-name="P1">Free Documentation License".</text:p>
      <text:p text:style-name="P1"/>
      <text:p text:style-name="P1">CHANGE LOG</text:p>
      <text:p text:style-name="P1">2007-04-16 <text:s text:c="5"/>S.R.Haque <text:s text:c="2"/>First released.</text:p>
      <text:p text:style-name="P1">2008-01-06 <text:s text:c="5"/>S.R.Haque <text:s text:c="2"/>Adding missing conjuncts of ঈ.</text:p>
      <text:p text:style-name="P1"/>
      <text:p text:style-name="P1">SAMPLE TEXT</text:p>
      <text:p text:style-name="P1">জনগণমন-অধিনায়ক জয় হে ভারতভাগ্যবিধাতা!</text:p>
      <text:p text:style-name="P1">পঞ্জাব সিন্ধু গুজরাট মরাঠা দ্রাবিড় উত্কল বঙ্গ</text:p>
      <text:p text:style-name="P1">বিন্ধ্য হিমাচল যমুনা গঙ্গা উচ্ছলজলধিতরঙ্গ</text:p>
      <text:p text:style-name="P1">তব শুভ নামে জাগে, তব শুভ আশিস মাগে,</text:p>
      <text:p text:style-name="P1">গাহে তব জয়গাথা।</text:p>
      <text:p text:style-name="P1">জনগণমঙ্গলদায়ক জয় হে ভারতভাগ্যবিধাতা!</text:p>
      <text:p text:style-name="P1">জয় হে, জয় হে, জয় হে, জয় জয় জয়, জয় হে॥</text:p>
      <text:p text:style-name="P1">জনগণমন-অধিনায়ক জয় হে ভারতভাগ্যবিধাতা!</text:p>
      <text:p text:style-name="P1"/>
      <text:p text:style-name="P1">UNICODE 5.0 BENGALI CHARACTER CODES</text:p>
      <text:p text:style-name="P1">098x ঁ ং ঃ অ আ ই ঈ উ ঊ ঋ ঌ এ</text:p>
      <text:p text:style-name="P1">099x ঐ ও ঔ ক খ গ ঘ ঙ চ ছ জ ঝ ঞ ট</text:p>
      <text:p text:style-name="P1">09Ax ঠ ড ঢ ণ ত থ দ ধ ন প ফ ব ভ ম য</text:p>
      <text:p text:style-name="P1">09Bx র ল শ ষ স হ ় ঽ া ি</text:p>
      <text:p text:style-name="P1">09Cx ী ু ূ ৃ ৄ ে ৈ ো ৌ ্ ৎ ৗ ড় ঢ় য়</text:p>
      <text:p text:style-name="P1">09Dx ৠ ৡ ০ ১ ২ ৩ ৪ ৫ ৬ ৭ ৮ ৯ ৰ ৱ ৲ ৳ ৴ ৵ ৶ ৷ ৸ ৹ ৺</text:p>
      <text:p text:style-name="P1"/>
      <text:p text:style-name="P1">ASCII</text:p>
      <text:p text:style-name="P1">0020 <text:s text:c="2"/>! " # $ % &amp; ' ( ) * + , - . / 0 1 2 3 4 5 6 7 8 9 : ; &lt; = &gt; ?</text:p>
      <text:p text:style-name="P1">0030 @ A B C D E F G H I J K L M N O P Q R S T U V W X Y Z [ \ ] ^ _</text:p>
      <text:p text:style-name="P1">0040 ` a b c d e f g h i j k l m n o p q r s t u v w x y z { | } ~</text:p>
      <text:p text:style-name="P1"/>
      <text:p text:style-name="P1">PUNCTUATION AND SPECIAL SYMBOLS</text:p>
      <text:p text:style-name="P1">ৢ ৣ ‘ ’ “ ”</text:p>
      <text:p text:style-name="P1"/>
      <text:p text:style-name="P1">VOWEL CONJUNCTS</text:p>
      <text:p text:style-name="P1">Conjuncts of আ (া)</text:p>
      <text:p text:style-name="P1">কা<text:tab/>খা<text:tab/>গা<text:tab/>ঘা<text:tab/>ঙা<text:tab/>চা<text:tab/>ছা<text:tab/>জা<text:tab/>ঝা<text:tab/>ঞা</text:p>
      <text:p text:style-name="P1">টা<text:tab/>ঠা<text:tab/>ডা<text:tab/>ঢা<text:tab/>ণা<text:tab/>তা<text:tab/>থা<text:tab/>দা<text:tab/>ধা<text:tab/>না</text:p>
      <text:p text:style-name="P1">পা<text:tab/>ফা<text:tab/>বা<text:tab/>ভা<text:tab/>মা<text:tab/>যা<text:tab/>রা<text:tab/>লা<text:tab/>শা<text:tab/>ষা</text:p>
      <text:p text:style-name="P1">সা<text:tab/>হা<text:tab/>ড়া<text:tab/>ঢ়া<text:tab/>য়া<text:tab/>ৰা<text:tab/>ৱা</text:p>
      <text:p text:style-name="P1">Conjuncts of ই (ি)</text:p>
      <text:p text:style-name="P1">কি<text:tab/>খি<text:tab/>গি<text:tab/>ঘি<text:tab/>ঙি<text:tab/>চি<text:tab/>ছি<text:tab/>জি<text:tab/>ঝি<text:tab/>ঞি</text:p>
      <text:p text:style-name="P1">টি<text:tab/>ঠি<text:tab/>ডি<text:tab/>ঢি<text:tab/>ণি<text:tab/>তি<text:tab/>থি<text:tab/>দি<text:tab/>ধি<text:tab/>নি</text:p>
      <text:p text:style-name="P1">পি<text:tab/>ফি<text:tab/>বি<text:tab/>ভি<text:tab/>মি<text:tab/>যি<text:tab/>রি<text:tab/>লি<text:tab/>শি<text:tab/>ষি</text:p>
      <text:p text:style-name="P1">সি<text:tab/>হি<text:tab/>ড়ি<text:tab/>ঢ়ি<text:tab/>য়ি<text:tab/>ৰি<text:tab/>ৱি</text:p>
      <text:p text:style-name="P1">Conjuncts of ঈ (ী)</text:p>
      <text:p text:style-name="P1"><text:soft-page-break/>কী<text:tab/>খী<text:tab/>গী<text:tab/>ঘী<text:tab/>ঙী<text:tab/>চী<text:tab/>ছী<text:tab/>জী<text:tab/>ঝী<text:tab/>ঞী</text:p>
      <text:p text:style-name="P1">টী<text:tab/>ঠী<text:tab/>ডী<text:tab/>ঢী<text:tab/>ণী<text:tab/>তী<text:tab/>থী<text:tab/>দী<text:tab/>ধী<text:tab/>নী</text:p>
      <text:p text:style-name="P1">পী<text:tab/>ফী<text:tab/>বী<text:tab/>ভী<text:tab/>মী<text:tab/>যী<text:tab/>রী<text:tab/>লী<text:tab/>শী<text:tab/>ষী</text:p>
      <text:p text:style-name="P1">সী<text:tab/>হী<text:tab/>ড়ী<text:tab/>ঢ়ী<text:tab/>য়ী<text:tab/>ৰী<text:tab/>ৱী</text:p>
      <text:p text:style-name="P1">Conjuncts of উ (ু)</text:p>
      <text:p text:style-name="P1">কু<text:tab/>খু<text:tab/>গু<text:tab/>ঘু<text:tab/>ঙু<text:tab/>চু<text:tab/>ছু<text:tab/>জু<text:tab/>ঝু<text:tab/>ঞু</text:p>
      <text:p text:style-name="P1">টু<text:tab/>ঠু<text:tab/>ডু<text:tab/>ঢু<text:tab/>ণু<text:tab/>তু<text:tab/>থু<text:tab/>দু<text:tab/>ধু<text:tab/>নু</text:p>
      <text:p text:style-name="P1">পু<text:tab/>ফু<text:tab/>বু<text:tab/>ভু<text:tab/>মু<text:tab/>যু<text:tab/>রু<text:tab/>লু<text:tab/>শু<text:tab/>ষু</text:p>
      <text:p text:style-name="P1">সু<text:tab/>হু<text:tab/>ড়ু<text:tab/>ঢ়ু<text:tab/>য়ু<text:tab/>ৰু<text:tab/>ৱু</text:p>
      <text:p text:style-name="P1">Conjuncts of ঊ (ূ)</text:p>
      <text:p text:style-name="P1">কূ<text:tab/>খূ<text:tab/>গূ<text:tab/>ঘূ<text:tab/>ঙূ<text:tab/>চূ<text:tab/>ছূ<text:tab/>জূ<text:tab/>ঝূ<text:tab/>ঞূ</text:p>
      <text:p text:style-name="P1">টূ<text:tab/>ঠূ<text:tab/>ডূ<text:tab/>ঢূ<text:tab/>ণূ<text:tab/>তূ<text:tab/>থূ<text:tab/>দূ<text:tab/>ধূ<text:tab/>নূ</text:p>
      <text:p text:style-name="P1">পূ<text:tab/>ফূ<text:tab/>বূ<text:tab/>ভূ<text:tab/>মূ<text:tab/>যূ<text:tab/>রূ<text:tab/>লূ<text:tab/>শূ<text:tab/>ষূ</text:p>
      <text:p text:style-name="P1">সূ<text:tab/>হূ<text:tab/>ড়ূ<text:tab/>ঢ়ূ<text:tab/>য়ূ<text:tab/>ৰূ<text:tab/>ৱূ</text:p>
      <text:p text:style-name="P1">Conjuncts of ঋ (ৃ)</text:p>
      <text:p text:style-name="P1">কৃ<text:tab/>খৃ<text:tab/>গৃ<text:tab/>ঘৃ<text:tab/>ঙৃ<text:tab/>চৃ<text:tab/>ছৃ<text:tab/>জৃ<text:tab/>ঝৃ<text:tab/>ঞৃ</text:p>
      <text:p text:style-name="P1">টৃ<text:tab/>ঠৃ<text:tab/>ডৃ<text:tab/>ঢৃ<text:tab/>ণৃ<text:tab/>তৃ<text:tab/>থৃ<text:tab/>দৃ<text:tab/>ধৃ<text:tab/>নৃ</text:p>
      <text:p text:style-name="P1">পৃ<text:tab/>ফৃ<text:tab/>বৃ<text:tab/>ভৃ<text:tab/>মৃ<text:tab/>যৃ<text:tab/>রৃ<text:tab/>লৃ<text:tab/>শৃ<text:tab/>ষৃ</text:p>
      <text:p text:style-name="P1">সৃ<text:tab/>হৃ<text:tab/>ড়ৃ<text:tab/>ঢ়ৃ<text:tab/>য়ৃ<text:tab/>ৰৃ<text:tab/>ৱৃ</text:p>
      <text:p text:style-name="P1">Conjuncts of ঌ (ৄ)</text:p>
      <text:p text:style-name="P1">কৄ<text:tab/>খৄ<text:tab/>গৄ<text:tab/>ঘৄ<text:tab/>ঙৄ<text:tab/>চৄ<text:tab/>ছৄ<text:tab/>জৄ<text:tab/>ঝৄ<text:tab/>ঞৄ</text:p>
      <text:p text:style-name="P1">টৄ<text:tab/>ঠৄ<text:tab/>ডৄ<text:tab/>ঢৄ<text:tab/>ণৄ<text:tab/>তৄ<text:tab/>থৄ<text:tab/>দৄ<text:tab/>ধৄ<text:tab/>নৄ</text:p>
      <text:p text:style-name="P1">পৄ<text:tab/>ফৄ<text:tab/>বৄ<text:tab/>ভৄ<text:tab/>মৄ<text:tab/>যৄ<text:tab/>রৄ<text:tab/>লৄ<text:tab/>শৄ<text:tab/>ষৄ</text:p>
      <text:p text:style-name="P1">সৄ<text:tab/>হৄ<text:tab/>ড়ৄ<text:tab/>ঢ়ৄ<text:tab/>য়ৄ<text:tab/>ৰৄ<text:tab/>ৱৄ</text:p>
      <text:p text:style-name="P1">Conjuncts of এ (ে)</text:p>
      <text:p text:style-name="P1">কে<text:tab/>খে<text:tab/>গে<text:tab/>ঘে<text:tab/>ঙে<text:tab/>চে<text:tab/>ছে<text:tab/>জে<text:tab/>ঝে<text:tab/>ঞে</text:p>
      <text:p text:style-name="P1">টে<text:tab/>ঠে<text:tab/>ডে<text:tab/>ঢে<text:tab/>ণে<text:tab/>তে<text:tab/>থে<text:tab/>দে<text:tab/>ধে<text:tab/>নে</text:p>
      <text:p text:style-name="P1">পে<text:tab/>ফে<text:tab/>বে<text:tab/>ভে<text:tab/>মে<text:tab/>যে<text:tab/>রে<text:tab/>লে<text:tab/>শে<text:tab/>ষে</text:p>
      <text:p text:style-name="P1">সে<text:tab/>হে<text:tab/>ড়ে<text:tab/>ঢ়ে<text:tab/>য়ে<text:tab/>ৰে<text:tab/>ৱে</text:p>
      <text:p text:style-name="P1">Conjuncts of ঐ (ৈ)</text:p>
      <text:p text:style-name="P1">কৈ<text:tab/>খৈ<text:tab/>গৈ<text:tab/>ঘৈ<text:tab/>ঙৈ<text:tab/>চৈ<text:tab/>ছৈ<text:tab/>জৈ<text:tab/>ঝৈ<text:tab/>ঞৈ</text:p>
      <text:p text:style-name="P1">টৈ<text:tab/>ঠৈ<text:tab/>ডৈ<text:tab/>ঢৈ<text:tab/>ণৈ<text:tab/>তৈ<text:tab/>থৈ<text:tab/>দৈ<text:tab/>ধৈ<text:tab/>নৈ</text:p>
      <text:p text:style-name="P1">পৈ<text:tab/>ফৈ<text:tab/>বৈ<text:tab/>ভৈ<text:tab/>মৈ<text:tab/>যৈ<text:tab/>রৈ<text:tab/>লৈ<text:tab/>শৈ<text:tab/>ষৈ</text:p>
      <text:p text:style-name="P1">সৈ<text:tab/>হৈ<text:tab/>ড়ৈ<text:tab/>ঢ়ৈ<text:tab/>য়ৈ<text:tab/>ৰৈ<text:tab/>ৱৈ</text:p>
      <text:p text:style-name="P1">Conjuncts of ও (ো)</text:p>
      <text:p text:style-name="P1">কো<text:tab/>খো<text:tab/>গো<text:tab/>ঘো<text:tab/>ঙো<text:tab/>চো<text:tab/>ছো<text:tab/>জো<text:tab/>ঝো<text:tab/>ঞো</text:p>
      <text:p text:style-name="P1">টো<text:tab/>ঠো<text:tab/>ডো<text:tab/>ঢো<text:tab/>ণো<text:tab/>তো<text:tab/>থো<text:tab/>দো<text:tab/>ধো<text:tab/>নো</text:p>
      <text:p text:style-name="P1">পো<text:tab/>ফো<text:tab/>বো<text:tab/>ভো<text:tab/>মো<text:tab/>যো<text:tab/>রো<text:tab/>লো<text:tab/>শো<text:tab/>ষো</text:p>
      <text:p text:style-name="P1">সো<text:tab/>হো<text:tab/>ড়ো<text:tab/>ঢ়ো<text:tab/>য়ো<text:tab/>ৰো<text:tab/>ৱো</text:p>
      <text:p text:style-name="P1">Conjuncts of ঔ (ৌ)</text:p>
      <text:p text:style-name="P1">কৌ<text:tab/>খৌ<text:tab/>গৌ<text:tab/>ঘৌ<text:tab/>ঙৌ<text:tab/>চৌ<text:tab/>ছৌ<text:tab/>জৌ<text:tab/>ঝৌ<text:tab/>ঞৌ</text:p>
      <text:p text:style-name="P1">টৌ<text:tab/>ঠৌ<text:tab/>ডৌ<text:tab/>ঢৌ<text:tab/>ণৌ<text:tab/>তৌ<text:tab/>থৌ<text:tab/>দৌ<text:tab/>ধৌ<text:tab/>নৌ</text:p>
      <text:p text:style-name="P1">পৌ<text:tab/>ফৌ<text:tab/>বৌ<text:tab/>ভৌ<text:tab/>মৌ<text:tab/>যৌ<text:tab/>রৌ<text:tab/>লৌ<text:tab/>শৌ<text:tab/>ষৌ</text:p>
      <text:p text:style-name="P1"><text:soft-page-break/>সৌ<text:tab/>হৌ<text:tab/>ড়ৌ<text:tab/>ঢ়ৌ<text:tab/>য়ৌ<text:tab/>ৰৌ<text:tab/>ৱৌ</text:p>
      <text:p text:style-name="P1"/>
      <text:p text:style-name="P1">CONSONANT CONJUNCTS</text:p>
      <text:p text:style-name="P1">With Hasanta (্)</text:p>
      <text:p text:style-name="P1">ক্<text:tab/>খ্<text:tab/>গ্<text:tab/>ঘ্<text:tab/>ঙ্<text:tab/>চ্<text:tab/>ছ্<text:tab/>জ্<text:tab/>ঝ্<text:tab/>ঞ্</text:p>
      <text:p text:style-name="P1">ট্<text:tab/>ঠ্<text:tab/>ড্<text:tab/>ঢ্<text:tab/>ণ্<text:tab/>ত্<text:tab/>থ্<text:tab/>দ্<text:tab/>ধ্<text:tab/>ন্</text:p>
      <text:p text:style-name="P1">প্<text:tab/>ফ্<text:tab/>ব্<text:tab/>ভ্<text:tab/>ম্<text:tab/>য্<text:tab/>র্<text:tab/>ল্<text:tab/>শ্<text:tab/>ষ্</text:p>
      <text:p text:style-name="P1">স্<text:tab/>হ্<text:tab/>ড়্<text:tab/>ঢ়্<text:tab/>য়্<text:tab/>ৰ্<text:tab/>ৱ্</text:p>
      <text:p text:style-name="P1"/>
      <text:p text:style-name="P1">With Nukta (়)</text:p>
      <text:p text:style-name="P1">ক়<text:tab/>খ়<text:tab/>গ়<text:tab/>ঘ়<text:tab/>ঙ়<text:tab/>চ়<text:tab/>ছ়<text:tab/>জ়<text:tab/>ঝ়<text:tab/>ঞ়</text:p>
      <text:p text:style-name="P1">ট়<text:tab/>ঠ়<text:tab/>ড়<text:tab/>ঢ়<text:tab/>ণ়<text:tab/>ত়<text:tab/>থ়<text:tab/>দ়<text:tab/>ধ়<text:tab/>ন়</text:p>
      <text:p text:style-name="P1">প়<text:tab/>ফ়<text:tab/>ব়<text:tab/>ভ়<text:tab/>ম়<text:tab/>য়<text:tab/>র়<text:tab/>ল়<text:tab/>শ়<text:tab/>ষ়</text:p>
      <text:p text:style-name="P1">স়<text:tab/>হ়<text:tab/>ড়়<text:tab/>ঢ়়<text:tab/>য়়<text:tab/>ৰ়<text:tab/>ৱ়</text:p>
      <text:p text:style-name="P1"/>
      <text:p text:style-name="P1">Conjuncts of ক্</text:p>
      <text:p text:style-name="P1">ক্‌+ক<text:tab/><text:tab/>ক্ক</text:p>
      <text:p text:style-name="P1">ক্‌+ট<text:tab/><text:tab/>ক্ট</text:p>
      <text:p text:style-name="P1">ক্‌+ট+র<text:tab/><text:tab/>ক্ট্র</text:p>
      <text:p text:style-name="P1">ক্‌+ত<text:tab/><text:tab/>ক্ত</text:p>
      <text:p text:style-name="P1">ক্‌+ন়<text:tab/><text:tab/>ক্ন</text:p>
      <text:p text:style-name="P1">ক্‌+ব<text:tab/><text:tab/>ক্ব</text:p>
      <text:p text:style-name="P1">ক্‌+ম<text:tab/><text:tab/>ক্ম</text:p>
      <text:p text:style-name="P1">ক্‌+য<text:tab/><text:tab/>ক্য</text:p>
      <text:p text:style-name="P1">ক্‌+র<text:tab/><text:tab/>ক্র</text:p>
      <text:p text:style-name="P1">ক্‌+ল<text:tab/><text:tab/>ক্ল</text:p>
      <text:p text:style-name="P1">ক্‌+ষ<text:tab/><text:tab/>ক্ষ</text:p>
      <text:p text:style-name="P1">ক্‌+ষ+ণ<text:tab/><text:tab/>ক্ষ্ণ</text:p>
      <text:p text:style-name="P1">ক্‌+ষ+ম<text:tab/><text:tab/>ক্ষ্ম</text:p>
      <text:p text:style-name="P1">ক্‌+ষ+য<text:tab/><text:tab/>ক্ষ্য</text:p>
      <text:p text:style-name="P1">ক্‌+স<text:tab/><text:tab/>ক্স</text:p>
      <text:p text:style-name="P1">Conjuncts of খ্‌</text:p>
      <text:p text:style-name="P1">খ্‌+য<text:tab/><text:tab/>খ্য</text:p>
      <text:p text:style-name="P1">খ্‌+র<text:tab/><text:tab/>খ্র</text:p>
      <text:p text:style-name="P1">Conjuncts of গ্‌</text:p>
      <text:p text:style-name="P1">গ্‌+গ<text:tab/><text:tab/>গ্গ</text:p>
      <text:p text:style-name="P1">গ্‌+ধ<text:tab/><text:tab/>গ্ধ</text:p>
      <text:p text:style-name="P1">গ্‌+ন<text:tab/><text:tab/>গ্ন</text:p>
      <text:p text:style-name="P1">গ্‌+ন+য<text:tab/><text:tab/>গ্ন্য</text:p>
      <text:p text:style-name="P1">গ্‌+ব<text:tab/><text:tab/>গ্ব</text:p>
      <text:p text:style-name="P1">গ্‌+ম<text:tab/><text:tab/>গ্ম</text:p>
      <text:p text:style-name="P1">গ্‌+য<text:tab/><text:tab/>গ্য</text:p>
      <text:p text:style-name="P1">গ্‌+র<text:tab/><text:tab/>গ্র</text:p>
      <text:p text:style-name="P1">গ্‌+র+য<text:tab/><text:tab/>গ্র্য</text:p>
      <text:p text:style-name="P1"><text:soft-page-break/>গ্‌+র+ু<text:tab/><text:tab/>গ্রু</text:p>
      <text:p text:style-name="P1">গ্‌+র+ূ<text:tab/><text:tab/>গ্রূ</text:p>
      <text:p text:style-name="P1">গ্‌+ল<text:tab/><text:tab/>গ্ল</text:p>
      <text:p text:style-name="P1">Conjuncts of ঘ্</text:p>
      <text:p text:style-name="P1">ঘ্‌+ন<text:tab/><text:tab/>ঘ্ন</text:p>
      <text:p text:style-name="P1">ঘ্‌+য<text:tab/><text:tab/>ঘ্য</text:p>
      <text:p text:style-name="P1">ঘ্‌+র<text:tab/><text:tab/>ঘ্র</text:p>
      <text:p text:style-name="P1">Conjuncts of ঙ্</text:p>
      <text:p text:style-name="P1">ঙ্‌+ক<text:tab/><text:tab/>ঙ্ক</text:p>
      <text:p text:style-name="P1">ঙ্‌+ক+য<text:tab/><text:tab/>ঙ্ক্য</text:p>
      <text:p text:style-name="P1">ঙ্‌+ক+ষ<text:tab/><text:tab/>ঙ্ক্ষ</text:p>
      <text:p text:style-name="P1">ঙ্‌+খ<text:tab/><text:tab/>ঙ্খ</text:p>
      <text:p text:style-name="P1">ঙ্‌+গ<text:tab/><text:tab/>ঙ্গ</text:p>
      <text:p text:style-name="P1">ঙ্‌+গ+য<text:tab/><text:tab/>ঙ্গ্য</text:p>
      <text:p text:style-name="P1">ঙ্‌+ঘ<text:tab/><text:tab/>ঙ্ঘ</text:p>
      <text:p text:style-name="P1">ঙ্‌+ঘ+য<text:tab/><text:tab/>ঙ্ঘ্য</text:p>
      <text:p text:style-name="P1">ঙ্‌+ম<text:tab/><text:tab/>ঙ্ম</text:p>
      <text:p text:style-name="P1">Conjuncts of চ্</text:p>
      <text:p text:style-name="P1">চ্‌+চ<text:tab/><text:tab/>চ্চ</text:p>
      <text:p text:style-name="P1">চ্‌+ছ<text:tab/><text:tab/>চ্ছ</text:p>
      <text:p text:style-name="P1">চ্‌+ছ+ব<text:tab/><text:tab/>চ্ছ্ব</text:p>
      <text:p text:style-name="P1">চ্‌+ছ+র<text:tab/><text:tab/>চ্ছ্র</text:p>
      <text:p text:style-name="P1">চ্‌+ঞ<text:tab/><text:tab/>চ্ঞ</text:p>
      <text:p text:style-name="P1">চ্‌+ন<text:tab/><text:tab/>চ্ন</text:p>
      <text:p text:style-name="P1">চ্‌+য<text:tab/><text:tab/>চ্য</text:p>
      <text:p text:style-name="P1">Conjuncts of ছ্</text:p>
      <text:p text:style-name="P1">ছ্‌+ব<text:tab/><text:tab/>ছ্ব</text:p>
      <text:p text:style-name="P1">ছ্‌+র<text:tab/><text:tab/>ছ্র</text:p>
      <text:p text:style-name="P1">Conjuncts of জ্</text:p>
      <text:p text:style-name="P1">জ্‌+জ<text:tab/><text:tab/>জ্জ</text:p>
      <text:p text:style-name="P1">জ্‌+জ+ব<text:tab/><text:tab/>জ্জ্ব</text:p>
      <text:p text:style-name="P1">জ্‌+ঝ<text:tab/><text:tab/>জ্ঝ</text:p>
      <text:p text:style-name="P1">জ্‌+ঞ<text:tab/><text:tab/>জ্ঞ</text:p>
      <text:p text:style-name="P1">জ্‌+ব<text:tab/><text:tab/>জ্ব</text:p>
      <text:p text:style-name="P1">জ্‌+য<text:tab/><text:tab/>জ্য</text:p>
      <text:p text:style-name="P1">জ্‌+র<text:tab/><text:tab/>জ্র</text:p>
      <text:p text:style-name="P1">Conjuncts of ঞ্</text:p>
      <text:p text:style-name="P1">ঞ্‌+চ<text:tab/><text:tab/>ঞ্চ</text:p>
      <text:p text:style-name="P1">ঞ্‌+ছ<text:tab/><text:tab/>ঞ্ছ</text:p>
      <text:p text:style-name="P1">ঞ্‌+জ<text:tab/><text:tab/>ঞ্জ</text:p>
      <text:p text:style-name="P1">ঞ্‌+ঝ<text:tab/><text:tab/>ঞ্ঝ</text:p>
      <text:p text:style-name="P1">Conjuncts of ট্</text:p>
      <text:p text:style-name="P1">ট্‌+ট<text:tab/><text:tab/>ট্ট</text:p>
      <text:p text:style-name="P1"><text:soft-page-break/>ট্‌+ব<text:tab/><text:tab/>ট্ব</text:p>
      <text:p text:style-name="P1">ট্‌+ম<text:tab/><text:tab/>ট্ম</text:p>
      <text:p text:style-name="P1">ট্‌+য<text:tab/><text:tab/>ট্য</text:p>
      <text:p text:style-name="P1">ট্‌+র<text:tab/><text:tab/>ট্র</text:p>
      <text:p text:style-name="P1">Conjuncts of ড্‌</text:p>
      <text:p text:style-name="P1">ড্‌+ড<text:tab/><text:tab/>ড্ড</text:p>
      <text:p text:style-name="P1">ড্‌+য<text:tab/><text:tab/>ড্য</text:p>
      <text:p text:style-name="P1">ড্‌+ম<text:tab/><text:tab/>ড্ম</text:p>
      <text:p text:style-name="P1">ড্‌+র<text:tab/><text:tab/>ড্র</text:p>
      <text:p text:style-name="P1">ড্‌+ল<text:tab/><text:tab/>ড্ল</text:p>
      <text:p text:style-name="P1">ড়্‌+গ<text:tab/><text:tab/>ড়্গ</text:p>
      <text:p text:style-name="P1">Conjuncts of ঢ্</text:p>
      <text:p text:style-name="P1">ঢ্‌+য<text:tab/><text:tab/>ঢ্য</text:p>
      <text:p text:style-name="P1">ঢ্‌+র<text:tab/><text:tab/>ঢ্র</text:p>
      <text:p text:style-name="P1">Conjuncts of ণ্‌</text:p>
      <text:p text:style-name="P1">ণ্‌+ট<text:tab/><text:tab/>ণ্ট</text:p>
      <text:p text:style-name="P1">ণ্‌+ঠ<text:tab/><text:tab/>ণ্ঠ</text:p>
      <text:p text:style-name="P1">ণ্‌+ড<text:tab/><text:tab/>ণ্ড</text:p>
      <text:p text:style-name="P1">ণ্‌+ড+য<text:tab/><text:tab/>ণ্ড্য</text:p>
      <text:p text:style-name="P1">ণ্‌+ড+র<text:tab/><text:tab/>ণ্ড্র</text:p>
      <text:p text:style-name="P1">ণ্‌+ঢ<text:tab/><text:tab/>ণ্ঢ</text:p>
      <text:p text:style-name="P1">ণ্‌+ণ<text:tab/><text:tab/>ণ্ণ</text:p>
      <text:p text:style-name="P1">ণ্‌+ব<text:tab/><text:tab/>ণ্ব</text:p>
      <text:p text:style-name="P1">ণ্‌+ম<text:tab/><text:tab/>ণ্ম</text:p>
      <text:p text:style-name="P1">ণ্‌+য<text:tab/><text:tab/>ণ্য</text:p>
      <text:p text:style-name="P1">ণ্‌+র<text:tab/><text:tab/>ণ্র</text:p>
      <text:p text:style-name="P1">Conjuncts of ত্</text:p>
      <text:p text:style-name="P1">ত্‌+ত<text:tab/><text:tab/>ত্ত</text:p>
      <text:p text:style-name="P1">ত্‌+ত+ব<text:tab/><text:tab/>ত্ত্ব</text:p>
      <text:p text:style-name="P1">ত্‌+থ<text:tab/><text:tab/>ত্থ</text:p>
      <text:p text:style-name="P1">ত্‌+ন<text:tab/><text:tab/>ত্ন</text:p>
      <text:p text:style-name="P1">ত্‌+ব<text:tab/><text:tab/>ত্ব</text:p>
      <text:p text:style-name="P1">ত্‌+ম<text:tab/><text:tab/>ত্ম</text:p>
      <text:p text:style-name="P1">ত্‌+ম+য<text:tab/><text:tab/>ত্ম্য</text:p>
      <text:p text:style-name="P1">ত্‌+য<text:tab/><text:tab/>ত্য</text:p>
      <text:p text:style-name="P1">ত্‌+র<text:tab/><text:tab/>ত্র</text:p>
      <text:p text:style-name="P1">ত্‌+র+ু<text:tab/><text:tab/>ত্রু</text:p>
      <text:p text:style-name="P1">ত্‌+র+য<text:tab/><text:tab/>ত্র্য</text:p>
      <text:p text:style-name="P1">Conjuncts of থ্‌</text:p>
      <text:p text:style-name="P1">থ্‌+ব<text:tab/><text:tab/>থ্ব</text:p>
      <text:p text:style-name="P1">থ্‌+য<text:tab/><text:tab/>থ্য</text:p>
      <text:p text:style-name="P1">থ্‌+র<text:tab/><text:tab/>থ্র</text:p>
      <text:p text:style-name="P1">থ্+র+ু<text:tab/><text:tab/>থ্রু</text:p>
      <text:p text:style-name="P1"><text:soft-page-break/>থ্+র+ূ<text:tab/><text:tab/>থ্রূ</text:p>
      <text:p text:style-name="P1">Conjuncts of দ্</text:p>
      <text:p text:style-name="P1">দ্‌+গ<text:tab/><text:tab/>দ্গ</text:p>
      <text:p text:style-name="P1">দ্‌+ঘ<text:tab/><text:tab/>দ্ঘ</text:p>
      <text:p text:style-name="P1">দ্‌+দ<text:tab/><text:tab/>দ্দ</text:p>
      <text:p text:style-name="P1">দ্‌+দ+ব<text:tab/><text:tab/>দ্দ্ব</text:p>
      <text:p text:style-name="P1">দ্‌+ধ<text:tab/><text:tab/>দ্ধ</text:p>
      <text:p text:style-name="P1">দ্‌+ধ+ব<text:tab/><text:tab/>দ্ধ্ব‌</text:p>
      <text:p text:style-name="P1">দ্‌+ব<text:tab/><text:tab/>দ্ব</text:p>
      <text:p text:style-name="P1">দ্‌+ভ<text:tab/><text:tab/>দ্ভ</text:p>
      <text:p text:style-name="P1">দ্‌+ম<text:tab/><text:tab/>দ্ম</text:p>
      <text:p text:style-name="P1">দ্‌+য<text:tab/><text:tab/>দ্য</text:p>
      <text:p text:style-name="P1">দ্‌+র<text:tab/><text:tab/>দ্র</text:p>
      <text:p text:style-name="P1">দ্+র+ু<text:tab/><text:tab/>দ্রু</text:p>
      <text:p text:style-name="P1">দ্+র+ূ<text:tab/><text:tab/>দ্রূ</text:p>
      <text:p text:style-name="P1">দ্‌+র+য<text:tab/><text:tab/>দ্র্য</text:p>
      <text:p text:style-name="P1">Conjuncts of ধ্</text:p>
      <text:p text:style-name="P1">ধ্‌+ন<text:tab/><text:tab/>ধ্ন</text:p>
      <text:p text:style-name="P1">ধ্‌+ব<text:tab/><text:tab/>ধ্ব</text:p>
      <text:p text:style-name="P1">ধ্‌+ম<text:tab/><text:tab/>ধ্ম</text:p>
      <text:p text:style-name="P1">ধ্‌+য<text:tab/><text:tab/>ধ্য</text:p>
      <text:p text:style-name="P1">ধ্‌+র<text:tab/><text:tab/>ধ্র</text:p>
      <text:p text:style-name="P1">ধ্+র+ু<text:tab/><text:tab/>ধ্রু</text:p>
      <text:p text:style-name="P1">ধ্+র+ূ<text:tab/><text:tab/>ধ্রূ</text:p>
      <text:p text:style-name="P1">Conjuncts of ন্‌</text:p>
      <text:p text:style-name="P1">ন্‌+ট<text:tab/><text:tab/>ন্ট</text:p>
      <text:p text:style-name="P1">ন্‌+ঠ<text:tab/><text:tab/>ন্ঠ</text:p>
      <text:p text:style-name="P1">ন্‌+ড<text:tab/><text:tab/>ন্ড</text:p>
      <text:p text:style-name="P1">ন্‌+ত<text:tab/><text:tab/>ন্ত</text:p>
      <text:p text:style-name="P1">ন্‌+ত+ু<text:tab/><text:tab/>ন্তু</text:p>
      <text:p text:style-name="P1">ন্‌+ত+ব<text:tab/><text:tab/>ন্ত্ব</text:p>
      <text:p text:style-name="P1">ন্‌+ত+য<text:tab/><text:tab/>ন্ত্য</text:p>
      <text:p text:style-name="P1">ন্‌+ত+র<text:tab/><text:tab/>ন্ত্র</text:p>
      <text:p text:style-name="P1">ন্‌+ত+য+র<text:tab/><text:tab/>ন্ত্র্য</text:p>
      <text:p text:style-name="P1">ন্‌+থ<text:tab/><text:tab/>ন্থ</text:p>
      <text:p text:style-name="P1">ন্‌+দ<text:tab/><text:tab/>ন্দ</text:p>
      <text:p text:style-name="P1">ন্‌+দ+ু<text:tab/><text:tab/>ন্দু</text:p>
      <text:p text:style-name="P1">ন্‌+দ+য<text:tab/><text:tab/>ন্দ্য</text:p>
      <text:p text:style-name="P1">ন্‌+দ+ব<text:tab/><text:tab/>ন্দ্ব</text:p>
      <text:p text:style-name="P1">ন্‌+দ+র<text:tab/><text:tab/>ন্দ্র</text:p>
      <text:p text:style-name="P1">ন্‌+ধ<text:tab/><text:tab/>ন্ধ</text:p>
      <text:p text:style-name="P1">ন্‌+ধ+য<text:tab/><text:tab/>ন্ধ্য</text:p>
      <text:p text:style-name="P1">ন্‌+ধ+র<text:tab/><text:tab/>ন্ধ্র</text:p>
      <text:p text:style-name="P1"><text:soft-page-break/>ন্‌+ন<text:tab/><text:tab/>ন্ন</text:p>
      <text:p text:style-name="P1">ন্‌+ব<text:tab/><text:tab/>ন্ব</text:p>
      <text:p text:style-name="P1">ন্‌+ম<text:tab/><text:tab/>ন্ম</text:p>
      <text:p text:style-name="P1">ন্‌+য<text:tab/><text:tab/>ন্য</text:p>
      <text:p text:style-name="P1">ন্‌+স<text:tab/><text:tab/>ন্স</text:p>
      <text:p text:style-name="P1">Conjuncts of প্</text:p>
      <text:p text:style-name="P1">প্‌+ট<text:tab/><text:tab/>প্ট</text:p>
      <text:p text:style-name="P1">প্‌+ত<text:tab/><text:tab/>প্ত</text:p>
      <text:p text:style-name="P1">প্‌+ন<text:tab/><text:tab/>প্ন</text:p>
      <text:p text:style-name="P1">প্‌+প<text:tab/><text:tab/>প্প</text:p>
      <text:p text:style-name="P1">প্‌+য<text:tab/><text:tab/>প্য</text:p>
      <text:p text:style-name="P1">প্‌+র<text:tab/><text:tab/>প্র</text:p>
      <text:p text:style-name="P1">প্‌+র+য<text:tab/><text:tab/>প্র্য</text:p>
      <text:p text:style-name="P1">প্‌+ল<text:tab/><text:tab/>প্ল</text:p>
      <text:p text:style-name="P1">প্‌+স<text:tab/><text:tab/>প্স</text:p>
      <text:p text:style-name="P1">Conjuncts of ফ্</text:p>
      <text:p text:style-name="P1">ফ্‌+র<text:tab/><text:tab/>ফ্র</text:p>
      <text:p text:style-name="P1">ফ্‌+ল<text:tab/><text:tab/>ফ্ল</text:p>
      <text:p text:style-name="P1">Conjuncts of ব্‌</text:p>
      <text:p text:style-name="P1">ব্‌+জ<text:tab/><text:tab/>ব্জ</text:p>
      <text:p text:style-name="P1">ব্‌+দ<text:tab/><text:tab/>ব্দ</text:p>
      <text:p text:style-name="P1">ব্‌+ধ<text:tab/><text:tab/>ব্ধ</text:p>
      <text:p text:style-name="P1">ব্‌+ব<text:tab/><text:tab/>ব্ব</text:p>
      <text:p text:style-name="P1">ব্‌+য<text:tab/><text:tab/>ব্য</text:p>
      <text:p text:style-name="P1">ব্‌+দ+র<text:tab/><text:tab/>ব্দ্র</text:p>
      <text:p text:style-name="P1">ব্‌+র<text:tab/><text:tab/>ব্র</text:p>
      <text:p text:style-name="P1">ব্‌+র+ু<text:tab/><text:tab/>ব্রু</text:p>
      <text:p text:style-name="P1">ব্‌+ল<text:tab/><text:tab/>ব্ল</text:p>
      <text:p text:style-name="P1">Conjuncts of ভ্</text:p>
      <text:p text:style-name="P1">ভ্‌+য<text:tab/><text:tab/>ভ্য</text:p>
      <text:p text:style-name="P1">ভ্‌+র<text:tab/><text:tab/>ভ্র</text:p>
      <text:p text:style-name="P1">ভ্+র+ু<text:tab/><text:tab/>ভ্রু</text:p>
      <text:p text:style-name="P1">ভ্+র+ূ<text:tab/><text:tab/>ভ্রূ</text:p>
      <text:p text:style-name="P1">Conjuncts of ম্‌</text:p>
      <text:p text:style-name="P1">ম্‌+ত<text:tab/><text:tab/>ম্ত</text:p>
      <text:p text:style-name="P1">ম্‌+দ<text:tab/><text:tab/>ম্দ</text:p>
      <text:p text:style-name="P1">ম্‌+ন<text:tab/><text:tab/>ম্ন</text:p>
      <text:p text:style-name="P1">ম্‌+প<text:tab/><text:tab/>ম্প</text:p>
      <text:p text:style-name="P1">ম্‌+প+র<text:tab/><text:tab/>ম্প্র</text:p>
      <text:p text:style-name="P1">ম্‌+ফ<text:tab/><text:tab/>ম্ফ</text:p>
      <text:p text:style-name="P1">ম্‌+ব<text:tab/><text:tab/>ম্ব</text:p>
      <text:p text:style-name="P1">ম্‌+ভ<text:tab/><text:tab/>ম্ভ</text:p>
      <text:p text:style-name="P1">ম্‌+ভ+র<text:tab/><text:tab/>ম্ভ্র</text:p>
      <text:p text:style-name="P1"><text:soft-page-break/>ম্‌+ম<text:tab/><text:tab/>ম্ম</text:p>
      <text:p text:style-name="P1">ম্‌+য<text:tab/><text:tab/>ম্য</text:p>
      <text:p text:style-name="P1">ম্‌+র<text:tab/><text:tab/>ম্র</text:p>
      <text:p text:style-name="P1">ম্‌+ল<text:tab/><text:tab/>ম্ল</text:p>
      <text:p text:style-name="P1">ম্‌+হ<text:tab/><text:tab/>ম্হ</text:p>
      <text:p text:style-name="P1">Conjuncts of র্‌</text:p>
      <text:p text:style-name="P1">র্‌+ক,খ,গ...<text:tab/>র্ক,র্খ,র্গ, <text:span text:style-name="T1">র্ঘ, র্ঙ,র্চ,র্ছ,র্জ,র্ঝ,র্ঞ,র্ট,র্ঠ,র্ড,র্ঢ,র্ণ,র্ত,র্থ,র্দ,র্ধ্,র্ন,র্প,র্ফ,র্ব,র্ভ,র্ম,র্য,র্র,র্ল,র্শ,র্ষ,র্স,র্হ</text:span></text:p>
      <text:p text:style-name="P1">র্‌+ক,খ,গ...+য<text:tab/>র্ক্য,র্খ্য,র্গ্য...</text:p>
      <text:p text:style-name="P1">Conjuncts of ল্‌</text:p>
      <text:p text:style-name="P1">ল্‌+ত<text:tab/><text:tab/>ল্ত</text:p>
      <text:p text:style-name="P1">ল্‌+ধ<text:tab/><text:tab/>ল্ধ</text:p>
      <text:p text:style-name="P1">ল্‌+ক<text:tab/><text:tab/>ল্ক</text:p>
      <text:p text:style-name="P1">ল্‌+গ<text:tab/><text:tab/>ল্গ</text:p>
      <text:p text:style-name="P1">ল্‌+গ+ু<text:tab/><text:tab/>ল্গু</text:p>
      <text:p text:style-name="P1">ল্‌+ট<text:tab/><text:tab/>ল্ট</text:p>
      <text:p text:style-name="P1">ল্‌+ড<text:tab/><text:tab/>ল্ড</text:p>
      <text:p text:style-name="P1">ল্‌+প<text:tab/><text:tab/>ল্প</text:p>
      <text:p text:style-name="P1">ল্‌+ফ<text:tab/><text:tab/>ল্ফ</text:p>
      <text:p text:style-name="P1">ল্‌+ব<text:tab/><text:tab/>ল্ব</text:p>
      <text:p text:style-name="P1">ল্‌+ভ<text:tab/><text:tab/>ল্ভ</text:p>
      <text:p text:style-name="P1">ল্‌+ম<text:tab/><text:tab/>ল্ম</text:p>
      <text:p text:style-name="P1">ল্‌+য<text:tab/><text:tab/>ল্য</text:p>
      <text:p text:style-name="P1">ল্‌+ল<text:tab/><text:tab/>ল্ল</text:p>
      <text:p text:style-name="P1">Conjuncts of শ্‌</text:p>
      <text:p text:style-name="P1">শ্‌+ত<text:tab/><text:tab/>শ্ত</text:p>
      <text:p text:style-name="P1">শ্‌+চ<text:tab/><text:tab/>শ্চ</text:p>
      <text:p text:style-name="P1">শ্‌+ছ<text:tab/><text:tab/>শ্ছ</text:p>
      <text:p text:style-name="P1">শ্‌+ন<text:tab/><text:tab/>শ্ন</text:p>
      <text:p text:style-name="P1">শ্‌+ব<text:tab/><text:tab/>শ্ব</text:p>
      <text:p text:style-name="P1">শ্‌+ম<text:tab/><text:tab/>শ্ম</text:p>
      <text:p text:style-name="P1">শ্‌+য<text:tab/><text:tab/>শ্য</text:p>
      <text:p text:style-name="P1">শ্‌+র<text:tab/><text:tab/>শ্র</text:p>
      <text:p text:style-name="P1">শ্+র+ু<text:tab/><text:tab/>শ্রু</text:p>
      <text:p text:style-name="P1">শ্+র+ূ<text:tab/><text:tab/>শ্রূ</text:p>
      <text:p text:style-name="P1">শ্‌+ল<text:tab/><text:tab/>শ্ল</text:p>
      <text:p text:style-name="P1">Conjuncts of ষ্‌</text:p>
      <text:p text:style-name="P1">ষ্‌+ক<text:tab/><text:tab/>ষ্ক</text:p>
      <text:p text:style-name="P1">ষ্‌+ক+র<text:tab/><text:tab/>ষ্ক্র</text:p>
      <text:p text:style-name="P1">ষ্‌+ট<text:tab/><text:tab/>ষ্ট</text:p>
      <text:p text:style-name="P1">ষ্‌+ট+য<text:tab/><text:tab/>ষ্ট্য</text:p>
      <text:p text:style-name="P1">ষ্‌+ট+র<text:tab/><text:tab/>ষ্ট্র</text:p>
      <text:p text:style-name="P1">ষ্‌+ঠ<text:tab/><text:tab/>ষ্ঠ</text:p>
      <text:p text:style-name="P1">ষ্‌+ঠ+য<text:tab/><text:tab/>ষ্ঠ্য</text:p>
      <text:p text:style-name="P1"><text:soft-page-break/>ষ্‌+ণ<text:tab/><text:tab/>ষ্ণ</text:p>
      <text:p text:style-name="P1">ষ্‌+প<text:tab/><text:tab/>ষ্প</text:p>
      <text:p text:style-name="P1">ষ্‌+প+র<text:tab/><text:tab/>ষ্প্র</text:p>
      <text:p text:style-name="P1">ষ্‌+ফ<text:tab/><text:tab/>ষ্ফ</text:p>
      <text:p text:style-name="P1">ষ্‌+ব<text:tab/><text:tab/>ষ্ব</text:p>
      <text:p text:style-name="P1">ষ্‌+ম<text:tab/><text:tab/>ষ্ম</text:p>
      <text:p text:style-name="P1">ষ্‌+য<text:tab/><text:tab/>ষ্য</text:p>
      <text:p text:style-name="P1">Conjuncts of স্</text:p>
      <text:p text:style-name="P1">স্‌+ক<text:tab/><text:tab/>স্ক</text:p>
      <text:p text:style-name="P1">স্‌+ক+র<text:tab/><text:tab/>স্ক্র</text:p>
      <text:p text:style-name="P1">স্‌+ট<text:tab/><text:tab/>স্ট</text:p>
      <text:p text:style-name="P1">স্‌+ট+র<text:tab/><text:tab/>স্ট্র</text:p>
      <text:p text:style-name="P1">স্‌+খ<text:tab/><text:tab/>স্খ</text:p>
      <text:p text:style-name="P1">স্‌+ত<text:tab/><text:tab/>স্ত</text:p>
      <text:p text:style-name="P1">স্+ত+ু<text:tab/><text:tab/>স্তু</text:p>
      <text:p text:style-name="P1">স্‌+ত+য<text:tab/><text:tab/>স্ত্য</text:p>
      <text:p text:style-name="P1">স্‌+ত+র<text:tab/><text:tab/>স্ত্র</text:p>
      <text:p text:style-name="P1">স্‌+থ<text:tab/><text:tab/>স্থ</text:p>
      <text:p text:style-name="P1">স্‌+থ+য<text:tab/><text:tab/>স্থ্য</text:p>
      <text:p text:style-name="P1">স্‌+ন<text:tab/><text:tab/>স্ন</text:p>
      <text:p text:style-name="P1">স্‌+প<text:tab/><text:tab/>স্প</text:p>
      <text:p text:style-name="P1">স্‌+ফ<text:tab/><text:tab/>স্ফ</text:p>
      <text:p text:style-name="P1">স্‌+ব<text:tab/><text:tab/>স্ব</text:p>
      <text:p text:style-name="P1">স্‌+ম<text:tab/><text:tab/>স্ম</text:p>
      <text:p text:style-name="P1">স্‌+য<text:tab/><text:tab/>স্য</text:p>
      <text:p text:style-name="P1">স্‌+র<text:tab/><text:tab/>স্র</text:p>
      <text:p text:style-name="P1">স্‌+ল<text:tab/><text:tab/>স্ল</text:p>
      <text:p text:style-name="P1">Conjuncts of হ্‌</text:p>
      <text:p text:style-name="P1">হ্‌+ণ<text:tab/><text:tab/>হ্ণ</text:p>
      <text:p text:style-name="P1">হ্‌+ন<text:tab/><text:tab/>হ্ন</text:p>
      <text:p text:style-name="P1">হ্‌+ব<text:tab/><text:tab/>হ্ব</text:p>
      <text:p text:style-name="P1">হ্‌+ম<text:tab/><text:tab/>হ্ম</text:p>
      <text:p text:style-name="P1">হ্‌+য<text:tab/><text:tab/>হ্য</text:p>
      <text:p text:style-name="P1">হ্‌+র<text:tab/><text:tab/>হ্র</text:p>
      <text:p text:style-name="P1">হ্‌+ল<text:tab/><text:tab/>হ্ল</text:p>
      <text:p text:style-name="P1"/>
      <text:p text:style-name="P1">DIACRITICAL MARKS</text:p>
      <text:p text:style-name="P1">Anusvar ং</text:p>
      <text:p text:style-name="P1">কং<text:tab/>খং<text:tab/>গং<text:tab/>ঘং<text:tab/>ঙং<text:tab/>চং<text:tab/>ছং<text:tab/>জং<text:tab/>ঝং<text:tab/>ঞং</text:p>
      <text:p text:style-name="P1">টং<text:tab/>ঠং<text:tab/>ডং<text:tab/>ঢং<text:tab/>ণং<text:tab/>তং<text:tab/>থং<text:tab/>দং<text:tab/>ধং<text:tab/>নং</text:p>
      <text:p text:style-name="P1">পং<text:tab/>ফং<text:tab/>বং<text:tab/>ভং<text:tab/>মং<text:tab/>যং<text:tab/>রং<text:tab/>লং<text:tab/>শং<text:tab/>ষং</text:p>
      <text:p text:style-name="P1">সং<text:tab/>হং<text:tab/>ড়ং<text:tab/>ঢ়ং<text:tab/>য়ং</text:p>
      <text:p text:style-name="P1">Visarga ঃ</text:p>
      <text:p text:style-name="P1">কঃ<text:tab/>খঃ<text:tab/>গঃ<text:tab/>ঘঃ<text:tab/>ঙঃ<text:tab/>চঃ<text:tab/>ছঃ<text:tab/>জঃ<text:tab/>ঝঃ<text:tab/>ঞঃ</text:p>
      <text:p text:style-name="P1"><text:soft-page-break/>টঃ<text:tab/>ঠঃ<text:tab/>ডঃ<text:tab/>ঢঃ<text:tab/>ণঃ<text:tab/>তঃ<text:tab/>থঃ<text:tab/>দঃ<text:tab/>ধঃ<text:tab/>নঃ</text:p>
      <text:p text:style-name="P1">পঃ<text:tab/>ফঃ<text:tab/>বঃ<text:tab/>ভঃ<text:tab/>মঃ<text:tab/>যঃ<text:tab/>রঃ<text:tab/>লঃ<text:tab/>শঃ<text:tab/>ষঃ</text:p>
      <text:p text:style-name="P1">সঃ<text:tab/>হঃ<text:tab/>ড়ঃ<text:tab/>ঢ়ঃ<text:tab/>য়ঃ</text:p>
      <text:p text:style-name="P1">Chandrabindu ঁ</text:p>
      <text:p text:style-name="P1">কঁ<text:tab/>খঁ<text:tab/>গঁ<text:tab/>ঘঁ<text:tab/>ঙঁ<text:tab/>চঁ<text:tab/>ছঁ<text:tab/>জঁ<text:tab/>ঝঁ<text:tab/>ঞঁ</text:p>
      <text:p text:style-name="P1">টঁ<text:tab/>ঠঁ<text:tab/>ডঁ<text:tab/>ঢঁ<text:tab/>ণঁ<text:tab/>তঁ<text:tab/>থঁ<text:tab/>দঁ<text:tab/>ধঁ<text:tab/>নঁ</text:p>
      <text:p text:style-name="P1">পঁ<text:tab/>ফঁ<text:tab/>বঁ<text:tab/>ভঁ<text:tab/>মঁ<text:tab/>যঁ<text:tab/>রঁ<text:tab/>লঁ<text:tab/>শঁ<text:tab/>ষঁ</text:p>
      <text:p text:style-name="P1">সঁ<text:tab/>হঁ<text:tab/>ড়ঁ<text:tab/>ঢ়ঁ<text:tab/>য়ঁ</text:p>
      <text:p text:style-name="P1"/>
      <text:p text:style-name="P1"/>
      <text:p text:style-name="P1"><text:s text:c="16"/>GNU Free Documentation License</text:p>
      <text:p text:style-name="P1"><text:s text:c="18"/>Version 1.2, November 2002</text:p>
      <text:p text:style-name="P1"/>
      <text:p text:style-name="P1"/>
      <text:p text:style-name="P1"><text:s/>Copyright (C) 2000,2001,2002 <text:s/>Free Software Foundation, Inc.</text:p>
      <text:p text:style-name="P1"><text:s text:c="5"/>51 Franklin St, Fifth Floor, Boston, MA <text:s/>02110-1301 <text:s/>USA</text:p>
      <text:p text:style-name="P1"><text:s/>Everyone is permitted to copy and distribute verbatim copies</text:p>
      <text:p text:style-name="P1"><text:s/>of this license document, but changing it is not allowed.</text:p>
      <text:p text:style-name="P1"/>
      <text:p text:style-name="P1"/>
      <text:p text:style-name="P1">0. PREAMBLE</text:p>
      <text:p text:style-name="P1"/>
      <text:p text:style-name="P1">The purpose of this License is to make a manual, textbook, or other</text:p>
      <text:p text:style-name="P1">functional and useful document "free" in the sense of freedom: to</text:p>
      <text:p text:style-name="P1">assure everyone the effective freedom to copy and redistribute it,</text:p>
      <text:p text:style-name="P1">with or without modifying it, either commercially or noncommercially.</text:p>
      <text:p text:style-name="P1">Secondarily, this License preserves for the author and publisher a way</text:p>
      <text:p text:style-name="P1">to get credit for their work, while not being considered responsible</text:p>
      <text:p text:style-name="P1">for modifications made by others.</text:p>
      <text:p text:style-name="P1"/>
      <text:p text:style-name="P1">This License is a kind of "copyleft", which means that derivative</text:p>
      <text:p text:style-name="P1">works of the document must themselves be free in the same sense. <text:s/>It</text:p>
      <text:p text:style-name="P1">complements the GNU General Public License, which is a copyleft</text:p>
      <text:p text:style-name="P1">license designed for free software.</text:p>
      <text:p text:style-name="P1"/>
      <text:p text:style-name="P1">We have designed this License in order to use it for manuals for free</text:p>
      <text:p text:style-name="P1">software, because free software needs free documentation: a free</text:p>
      <text:p text:style-name="P1">program should come with manuals providing the same freedoms that the</text:p>
      <text:p text:style-name="P1">software does. <text:s/>But this License is not limited to software manuals;</text:p>
      <text:p text:style-name="P1">it can be used for any textual work, regardless of subject matter or</text:p>
      <text:p text:style-name="P1">whether it is published as a printed book. <text:s/>We recommend this License</text:p>
      <text:p text:style-name="P1">principally for works whose purpose is instruction or reference.</text:p>
      <text:p text:style-name="P1"/>
      <text:p text:style-name="P1"/>
      <text:p text:style-name="P1">1. APPLICABILITY AND DEFINITIONS</text:p>
      <text:p text:style-name="P1"/>
      <text:p text:style-name="P1">This License applies to any manual or other work, in any medium, that</text:p>
      <text:p text:style-name="P1">contains a notice placed by the copyright holder saying it can be</text:p>
      <text:p text:style-name="P1">distributed under the terms of this License. <text:s/>Such a notice grants a</text:p>
      <text:p text:style-name="P1">world-wide, royalty-free license, unlimited in duration, to use that</text:p>
      <text:p text:style-name="P1">work under the conditions stated herein. <text:s/>The "Document", below,</text:p>
      <text:p text:style-name="P1">refers to any such manual or work. <text:s/>Any member of the public is a</text:p>
      <text:p text:style-name="P1">licensee, and is addressed as "you". <text:s/>You accept the license if you</text:p>
      <text:p text:style-name="P1">copy, modify or distribute the work in a way requiring permission</text:p>
      <text:p text:style-name="P1">under copyright law.</text:p>
      <text:p text:style-name="P1"/>
      <text:p text:style-name="P1">A "Modified Version" of the Document means any work containing the</text:p>
      <text:p text:style-name="P1">Document or a portion of it, either copied verbatim, or with</text:p>
      <text:p text:style-name="P1">modifications and/or translated into another language.</text:p>
      <text:p text:style-name="P1"/>
      <text:p text:style-name="P1"><text:soft-page-break/>A "Secondary Section" is a named appendix or a front-matter section of</text:p>
      <text:p text:style-name="P1">the Document that deals exclusively with the relationship of the</text:p>
      <text:p text:style-name="P1">publishers or authors of the Document to the Document's overall subject</text:p>
      <text:p text:style-name="P1">(or to related matters) and contains nothing that could fall directly</text:p>
      <text:p text:style-name="P1">within that overall subject. <text:s/>(Thus, if the Document is in part a</text:p>
      <text:p text:style-name="P1">textbook of mathematics, a Secondary Section may not explain any</text:p>
      <text:p text:style-name="P1">mathematics.) <text:s/>The relationship could be a matter of historical</text:p>
      <text:p text:style-name="P1">connection with the subject or with related matters, or of legal,</text:p>
      <text:p text:style-name="P1">commercial, philosophical, ethical or political position regarding</text:p>
      <text:p text:style-name="P1">them.</text:p>
      <text:p text:style-name="P1"/>
      <text:p text:style-name="P1">The "Invariant Sections" are certain Secondary Sections whose titles</text:p>
      <text:p text:style-name="P1">are designated, as being those of Invariant Sections, in the notice</text:p>
      <text:p text:style-name="P1">that says that the Document is released under this License. <text:s/>If a</text:p>
      <text:p text:style-name="P1">section does not fit the above definition of Secondary then it is not</text:p>
      <text:p text:style-name="P1">allowed to be designated as Invariant. <text:s/>The Document may contain zero</text:p>
      <text:p text:style-name="P1">Invariant Sections. <text:s/>If the Document does not identify any Invariant</text:p>
      <text:p text:style-name="P1">Sections then there are none.</text:p>
      <text:p text:style-name="P1"/>
      <text:p text:style-name="P1">The "Cover Texts" are certain short passages of text that are listed,</text:p>
      <text:p text:style-name="P1">as Front-Cover Texts or Back-Cover Texts, in the notice that says that</text:p>
      <text:p text:style-name="P1">the Document is released under this License. <text:s/>A Front-Cover Text may</text:p>
      <text:p text:style-name="P1">be at most 5 words, and a Back-Cover Text may be at most 25 words.</text:p>
      <text:p text:style-name="P1"/>
      <text:p text:style-name="P1">A "Transparent" copy of the Document means a machine-readable copy,</text:p>
      <text:p text:style-name="P1">represented in a format whose specification is available to the</text:p>
      <text:p text:style-name="P1">general public, that is suitable for revising the document</text:p>
      <text:p text:style-name="P1">straightforwardly with generic text editors or (for images composed of</text:p>
      <text:p text:style-name="P1">pixels) generic paint programs or (for drawings) some widely available</text:p>
      <text:p text:style-name="P1">drawing editor, and that is suitable for input to text formatters or</text:p>
      <text:p text:style-name="P1">for automatic translation to a variety of formats suitable for input</text:p>
      <text:p text:style-name="P1">to text formatters. <text:s/>A copy made in an otherwise Transparent file</text:p>
      <text:p text:style-name="P1">format whose markup, or absence of markup, has been arranged to thwart</text:p>
      <text:p text:style-name="P1">or discourage subsequent modification by readers is not Transparent.</text:p>
      <text:p text:style-name="P1">An image format is not Transparent if used for any substantial amount</text:p>
      <text:p text:style-name="P1">of text. <text:s/>A copy that is not "Transparent" is called "Opaque".</text:p>
      <text:p text:style-name="P1"/>
      <text:p text:style-name="P1">Examples of suitable formats for Transparent copies include plain</text:p>
      <text:p text:style-name="P1">ASCII without markup, Texinfo input format, LaTeX input format, SGML</text:p>
      <text:p text:style-name="P1">or XML using a publicly available DTD, and standard-conforming simple</text:p>
      <text:p text:style-name="P1">HTML, PostScript or PDF designed for human modification. <text:s/>Examples of</text:p>
      <text:p text:style-name="P1">transparent image formats include PNG, XCF and JPG. <text:s/>Opaque formats</text:p>
      <text:p text:style-name="P1">include proprietary formats that can be read and edited only by</text:p>
      <text:p text:style-name="P1">proprietary word processors, SGML or XML for which the DTD and/or</text:p>
      <text:p text:style-name="P1">processing tools are not generally available, and the</text:p>
      <text:p text:style-name="P1">machine-generated HTML, PostScript or PDF produced by some word</text:p>
      <text:p text:style-name="P1">processors for output purposes only.</text:p>
      <text:p text:style-name="P1"/>
      <text:p text:style-name="P1">The "Title Page" means, for a printed book, the title page itself,</text:p>
      <text:p text:style-name="P1">plus such following pages as are needed to hold, legibly, the material</text:p>
      <text:p text:style-name="P1">this License requires to appear in the title page. <text:s/>For works in</text:p>
      <text:p text:style-name="P1">formats which do not have any title page as such, "Title Page" means</text:p>
      <text:p text:style-name="P1">the text near the most prominent appearance of the work's title,</text:p>
      <text:p text:style-name="P1">preceding the beginning of the body of the text.</text:p>
      <text:p text:style-name="P1"/>
      <text:p text:style-name="P1">A section "Entitled XYZ" means a named subunit of the Document whose</text:p>
      <text:p text:style-name="P1">title either is precisely XYZ or contains XYZ in parentheses following</text:p>
      <text:p text:style-name="P1">text that translates XYZ in another language. <text:s/>(Here XYZ stands for a</text:p>
      <text:p text:style-name="P1">specific section name mentioned below, such as "Acknowledgements",</text:p>
      <text:p text:style-name="P1">"Dedications", "Endorsements", or "History".) <text:s/>To "Preserve the Title"</text:p>
      <text:p text:style-name="P1">of such a section when you modify the Document means that it remains a</text:p>
      <text:p text:style-name="P1">section "Entitled XYZ" according to this definition.</text:p>
      <text:p text:style-name="P1"/>
      <text:p text:style-name="P1">The Document may include Warranty Disclaimers next to the notice which</text:p>
      <text:p text:style-name="P1"><text:soft-page-break/>states that this License applies to the Document. <text:s/>These Warranty</text:p>
      <text:p text:style-name="P1">Disclaimers are considered to be included by reference in this</text:p>
      <text:p text:style-name="P1">License, but only as regards disclaiming warranties: any other</text:p>
      <text:p text:style-name="P1">implication that these Warranty Disclaimers may have is void and has</text:p>
      <text:p text:style-name="P1">no effect on the meaning of this License.</text:p>
      <text:p text:style-name="P1"/>
      <text:p text:style-name="P1"/>
      <text:p text:style-name="P1">2. VERBATIM COPYING</text:p>
      <text:p text:style-name="P1"/>
      <text:p text:style-name="P1">You may copy and distribute the Document in any medium, either</text:p>
      <text:p text:style-name="P1">commercially or noncommercially, provided that this License, the</text:p>
      <text:p text:style-name="P1">copyright notices, and the license notice saying this License applies</text:p>
      <text:p text:style-name="P1">to the Document are reproduced in all copies, and that you add no other</text:p>
      <text:p text:style-name="P1">conditions whatsoever to those of this License. <text:s/>You may not use</text:p>
      <text:p text:style-name="P1">technical measures to obstruct or control the reading or further</text:p>
      <text:p text:style-name="P1">copying of the copies you make or distribute. <text:s/>However, you may accept</text:p>
      <text:p text:style-name="P1">compensation in exchange for copies. <text:s/>If you distribute a large enough</text:p>
      <text:p text:style-name="P1">number of copies you must also follow the conditions in section 3.</text:p>
      <text:p text:style-name="P1"/>
      <text:p text:style-name="P1">You may also lend copies, under the same conditions stated above, and</text:p>
      <text:p text:style-name="P1">you may publicly display copies.</text:p>
      <text:p text:style-name="P1"/>
      <text:p text:style-name="P1"/>
      <text:p text:style-name="P1">3. COPYING IN QUANTITY</text:p>
      <text:p text:style-name="P1"/>
      <text:p text:style-name="P1">If you publish printed copies (or copies in media that commonly have</text:p>
      <text:p text:style-name="P1">printed covers) of the Document, numbering more than 100, and the</text:p>
      <text:p text:style-name="P1">Document's license notice requires Cover Texts, you must enclose the</text:p>
      <text:p text:style-name="P1">copies in covers that carry, clearly and legibly, all these Cover</text:p>
      <text:p text:style-name="P1">Texts: Front-Cover Texts on the front cover, and Back-Cover Texts on</text:p>
      <text:p text:style-name="P1">the back cover. <text:s/>Both covers must also clearly and legibly identify</text:p>
      <text:p text:style-name="P1">you as the publisher of these copies. <text:s/>The front cover must present</text:p>
      <text:p text:style-name="P1">the full title with all words of the title equally prominent and</text:p>
      <text:p text:style-name="P1">visible. <text:s/>You may add other material on the covers in addition.</text:p>
      <text:p text:style-name="P1">Copying with changes limited to the covers, as long as they preserve</text:p>
      <text:p text:style-name="P1">the title of the Document and satisfy these conditions, can be treated</text:p>
      <text:p text:style-name="P1">as verbatim copying in other respects.</text:p>
      <text:p text:style-name="P1"/>
      <text:p text:style-name="P1">If the required texts for either cover are too voluminous to fit</text:p>
      <text:p text:style-name="P1">legibly, you should put the first ones listed (as many as fit</text:p>
      <text:p text:style-name="P1">reasonably) on the actual cover, and continue the rest onto adjacent</text:p>
      <text:p text:style-name="P1">pages.</text:p>
      <text:p text:style-name="P1"/>
      <text:p text:style-name="P1">If you publish or distribute Opaque copies of the Document numbering</text:p>
      <text:p text:style-name="P1">more than 100, you must either include a machine-readable Transparent</text:p>
      <text:p text:style-name="P1">copy along with each Opaque copy, or state in or with each Opaque copy</text:p>
      <text:p text:style-name="P1">a computer-network location from which the general network-using</text:p>
      <text:p text:style-name="P1">public has access to download using public-standard network protocols</text:p>
      <text:p text:style-name="P1">a complete Transparent copy of the Document, free of added material.</text:p>
      <text:p text:style-name="P1">If you use the latter option, you must take reasonably prudent steps,</text:p>
      <text:p text:style-name="P1">when you begin distribution of Opaque copies in quantity, to ensure</text:p>
      <text:p text:style-name="P1">that this Transparent copy will remain thus accessible at the stated</text:p>
      <text:p text:style-name="P1">location until at least one year after the last time you distribute an</text:p>
      <text:p text:style-name="P1">Opaque copy (directly or through your agents or retailers) of that</text:p>
      <text:p text:style-name="P1">edition to the public.</text:p>
      <text:p text:style-name="P1"/>
      <text:p text:style-name="P1">It is requested, but not required, that you contact the authors of the</text:p>
      <text:p text:style-name="P1">Document well before redistributing any large number of copies, to give</text:p>
      <text:p text:style-name="P1">them a chance to provide you with an updated version of the Document.</text:p>
      <text:p text:style-name="P1"/>
      <text:p text:style-name="P1"/>
      <text:p text:style-name="P1">4. MODIFICATIONS</text:p>
      <text:p text:style-name="P1"/>
      <text:p text:style-name="P1">You may copy and distribute a Modified Version of the Document under</text:p>
      <text:p text:style-name="P1"><text:soft-page-break/>the conditions of sections 2 and 3 above, provided that you release</text:p>
      <text:p text:style-name="P1">the Modified Version under precisely this License, with the Modified</text:p>
      <text:p text:style-name="P1">Version filling the role of the Document, thus licensing distribution</text:p>
      <text:p text:style-name="P1">and modification of the Modified Version to whoever possesses a copy</text:p>
      <text:p text:style-name="P1">of it. <text:s/>In addition, you must do these things in the Modified Version:</text:p>
      <text:p text:style-name="P1"/>
      <text:p text:style-name="P1">A. Use in the Title Page (and on the covers, if any) a title distinct</text:p>
      <text:p text:style-name="P1"><text:s text:c="3"/>from that of the Document, and from those of previous versions</text:p>
      <text:p text:style-name="P1"><text:s text:c="3"/>(which should, if there were any, be listed in the History section</text:p>
      <text:p text:style-name="P1"><text:s text:c="3"/>of the Document). <text:s/>You may use the same title as a previous version</text:p>
      <text:p text:style-name="P1"><text:s text:c="3"/>if the original publisher of that version gives permission.</text:p>
      <text:p text:style-name="P1">B. List on the Title Page, as authors, one or more persons or entities</text:p>
      <text:p text:style-name="P1"><text:s text:c="3"/>responsible for authorship of the modifications in the Modified</text:p>
      <text:p text:style-name="P1"><text:s text:c="3"/>Version, together with at least five of the principal authors of the</text:p>
      <text:p text:style-name="P1"><text:s text:c="3"/>Document (all of its principal authors, if it has fewer than five),</text:p>
      <text:p text:style-name="P1"><text:s text:c="3"/>unless they release you from this requirement.</text:p>
      <text:p text:style-name="P1">C. State on the Title page the name of the publisher of the</text:p>
      <text:p text:style-name="P1"><text:s text:c="3"/>Modified Version, as the publisher.</text:p>
      <text:p text:style-name="P1">D. Preserve all the copyright notices of the Document.</text:p>
      <text:p text:style-name="P1">E. Add an appropriate copyright notice for your modifications</text:p>
      <text:p text:style-name="P1"><text:s text:c="3"/>adjacent to the other copyright notices.</text:p>
      <text:p text:style-name="P1">F. Include, immediately after the copyright notices, a license notice</text:p>
      <text:p text:style-name="P1"><text:s text:c="3"/>giving the public permission to use the Modified Version under the</text:p>
      <text:p text:style-name="P1"><text:s text:c="3"/>terms of this License, in the form shown in the Addendum below.</text:p>
      <text:p text:style-name="P1">G. Preserve in that license notice the full lists of Invariant Sections</text:p>
      <text:p text:style-name="P1"><text:s text:c="3"/>and required Cover Texts given in the Document's license notice.</text:p>
      <text:p text:style-name="P1">H. Include an unaltered copy of this License.</text:p>
      <text:p text:style-name="P1">I. Preserve the section Entitled "History", Preserve its Title, and add</text:p>
      <text:p text:style-name="P1"><text:s text:c="3"/>to it an item stating at least the title, year, new authors, and</text:p>
      <text:p text:style-name="P1"><text:s text:c="3"/>publisher of the Modified Version as given on the Title Page. <text:s/>If</text:p>
      <text:p text:style-name="P1"><text:s text:c="3"/>there is no section Entitled "History" in the Document, create one</text:p>
      <text:p text:style-name="P1"><text:s text:c="3"/>stating the title, year, authors, and publisher of the Document as</text:p>
      <text:p text:style-name="P1"><text:s text:c="3"/>given on its Title Page, then add an item describing the Modified</text:p>
      <text:p text:style-name="P1"><text:s text:c="3"/>Version as stated in the previous sentence.</text:p>
      <text:p text:style-name="P1">J. Preserve the network location, if any, given in the Document for</text:p>
      <text:p text:style-name="P1"><text:s text:c="3"/>public access to a Transparent copy of the Document, and likewise</text:p>
      <text:p text:style-name="P1"><text:s text:c="3"/>the network locations given in the Document for previous versions</text:p>
      <text:p text:style-name="P1"><text:s text:c="3"/>it was based on. <text:s/>These may be placed in the "History" section.</text:p>
      <text:p text:style-name="P1"><text:s text:c="3"/>You may omit a network location for a work that was published at</text:p>
      <text:p text:style-name="P1"><text:s text:c="3"/>least four years before the Document itself, or if the original</text:p>
      <text:p text:style-name="P1"><text:s text:c="3"/>publisher of the version it refers to gives permission.</text:p>
      <text:p text:style-name="P1">K. For any section Entitled "Acknowledgements" or "Dedications",</text:p>
      <text:p text:style-name="P1"><text:s text:c="3"/>Preserve the Title of the section, and preserve in the section all</text:p>
      <text:p text:style-name="P1"><text:s text:c="3"/>the substance and tone of each of the contributor acknowledgements</text:p>
      <text:p text:style-name="P1"><text:s text:c="3"/>and/or dedications given therein.</text:p>
      <text:p text:style-name="P1">L. Preserve all the Invariant Sections of the Document,</text:p>
      <text:p text:style-name="P1"><text:s text:c="3"/>unaltered in their text and in their titles. <text:s/>Section numbers</text:p>
      <text:p text:style-name="P1"><text:s text:c="3"/>or the equivalent are not considered part of the section titles.</text:p>
      <text:p text:style-name="P1">M. Delete any section Entitled "Endorsements". <text:s/>Such a section</text:p>
      <text:p text:style-name="P1"><text:s text:c="3"/>may not be included in the Modified Version.</text:p>
      <text:p text:style-name="P1">N. Do not retitle any existing section to be Entitled "Endorsements"</text:p>
      <text:p text:style-name="P1"><text:s text:c="3"/>or to conflict in title with any Invariant Section.</text:p>
      <text:p text:style-name="P1">O. Preserve any Warranty Disclaimers.</text:p>
      <text:p text:style-name="P1"/>
      <text:p text:style-name="P1">If the Modified Version includes new front-matter sections or</text:p>
      <text:p text:style-name="P1">appendices that qualify as Secondary Sections and contain no material</text:p>
      <text:p text:style-name="P1">copied from the Document, you may at your option designate some or all</text:p>
      <text:p text:style-name="P1">of these sections as invariant. <text:s/>To do this, add their titles to the</text:p>
      <text:p text:style-name="P1">list of Invariant Sections in the Modified Version's license notice.</text:p>
      <text:p text:style-name="P1">These titles must be distinct from any other section titles.</text:p>
      <text:p text:style-name="P1"/>
      <text:p text:style-name="P1">You may add a section Entitled "Endorsements", provided it contains</text:p>
      <text:p text:style-name="P1">nothing but endorsements of your Modified Version by various</text:p>
      <text:p text:style-name="P1">parties--for example, statements of peer review or that the text has</text:p>
      <text:p text:style-name="P1"><text:soft-page-break/>been approved by an organization as the authoritative definition of a</text:p>
      <text:p text:style-name="P1">standard.</text:p>
      <text:p text:style-name="P1"/>
      <text:p text:style-name="P1">You may add a passage of up to five words as a Front-Cover Text, and a</text:p>
      <text:p text:style-name="P1">passage of up to 25 words as a Back-Cover Text, to the end of the list</text:p>
      <text:p text:style-name="P1">of Cover Texts in the Modified Version. <text:s/>Only one passage of</text:p>
      <text:p text:style-name="P1">Front-Cover Text and one of Back-Cover Text may be added by (or</text:p>
      <text:p text:style-name="P1">through arrangements made by) any one entity. <text:s/>If the Document already</text:p>
      <text:p text:style-name="P1">includes a cover text for the same cover, previously added by you or</text:p>
      <text:p text:style-name="P1">by arrangement made by the same entity you are acting on behalf of,</text:p>
      <text:p text:style-name="P1">you may not add another; but you may replace the old one, on explicit</text:p>
      <text:p text:style-name="P1">permission from the previous publisher that added the old one.</text:p>
      <text:p text:style-name="P1"/>
      <text:p text:style-name="P1">The author(s) and publisher(s) of the Document do not by this License</text:p>
      <text:p text:style-name="P1">give permission to use their names for publicity for or to assert or</text:p>
      <text:p text:style-name="P1">imply endorsement of any Modified Version.</text:p>
      <text:p text:style-name="P1"/>
      <text:p text:style-name="P1"/>
      <text:p text:style-name="P1">5. COMBINING DOCUMENTS</text:p>
      <text:p text:style-name="P1"/>
      <text:p text:style-name="P1">You may combine the Document with other documents released under this</text:p>
      <text:p text:style-name="P1">License, under the terms defined in section 4 above for modified</text:p>
      <text:p text:style-name="P1">versions, provided that you include in the combination all of the</text:p>
      <text:p text:style-name="P1">Invariant Sections of all of the original documents, unmodified, and</text:p>
      <text:p text:style-name="P1">list them all as Invariant Sections of your combined work in its</text:p>
      <text:p text:style-name="P1">license notice, and that you preserve all their Warranty Disclaimers.</text:p>
      <text:p text:style-name="P1"/>
      <text:p text:style-name="P1">The combined work need only contain one copy of this License, and</text:p>
      <text:p text:style-name="P1">multiple identical Invariant Sections may be replaced with a single</text:p>
      <text:p text:style-name="P1">copy. <text:s/>If there are multiple Invariant Sections with the same name but</text:p>
      <text:p text:style-name="P1">different contents, make the title of each such section unique by</text:p>
      <text:p text:style-name="P1">adding at the end of it, in parentheses, the name of the original</text:p>
      <text:p text:style-name="P1">author or publisher of that section if known, or else a unique number.</text:p>
      <text:p text:style-name="P1">Make the same adjustment to the section titles in the list of</text:p>
      <text:p text:style-name="P1">Invariant Sections in the license notice of the combined work.</text:p>
      <text:p text:style-name="P1"/>
      <text:p text:style-name="P1">In the combination, you must combine any sections Entitled "History"</text:p>
      <text:p text:style-name="P1">in the various original documents, forming one section Entitled</text:p>
      <text:p text:style-name="P1">"History"; likewise combine any sections Entitled "Acknowledgements",</text:p>
      <text:p text:style-name="P1">and any sections Entitled "Dedications". <text:s/>You must delete all sections</text:p>
      <text:p text:style-name="P1">Entitled "Endorsements".</text:p>
      <text:p text:style-name="P1"/>
      <text:p text:style-name="P1"/>
      <text:p text:style-name="P1">6. COLLECTIONS OF DOCUMENTS</text:p>
      <text:p text:style-name="P1"/>
      <text:p text:style-name="P1">You may make a collection consisting of the Document and other documents</text:p>
      <text:p text:style-name="P1">released under this License, and replace the individual copies of this</text:p>
      <text:p text:style-name="P1">License in the various documents with a single copy that is included in</text:p>
      <text:p text:style-name="P1">the collection, provided that you follow the rules of this License for</text:p>
      <text:p text:style-name="P1">verbatim copying of each of the documents in all other respects.</text:p>
      <text:p text:style-name="P1"/>
      <text:p text:style-name="P1">You may extract a single document from such a collection, and distribute</text:p>
      <text:p text:style-name="P1">it individually under this License, provided you insert a copy of this</text:p>
      <text:p text:style-name="P1">License into the extracted document, and follow this License in all</text:p>
      <text:p text:style-name="P1">other respects regarding verbatim copying of that document.</text:p>
      <text:p text:style-name="P1"/>
      <text:p text:style-name="P1"/>
      <text:p text:style-name="P1">7. AGGREGATION WITH INDEPENDENT WORKS</text:p>
      <text:p text:style-name="P1"/>
      <text:p text:style-name="P1">A compilation of the Document or its derivatives with other separate</text:p>
      <text:p text:style-name="P1">and independent documents or works, in or on a volume of a storage or</text:p>
      <text:p text:style-name="P1">distribution medium, is called an "aggregate" if the copyright</text:p>
      <text:p text:style-name="P1">resulting from the compilation is not used to limit the legal rights</text:p>
      <text:p text:style-name="P1">of the compilation's users beyond what the individual works permit.</text:p>
      <text:p text:style-name="P1"><text:soft-page-break/>When the Document is included in an aggregate, this License does not</text:p>
      <text:p text:style-name="P1">apply to the other works in the aggregate which are not themselves</text:p>
      <text:p text:style-name="P1">derivative works of the Document.</text:p>
      <text:p text:style-name="P1"/>
      <text:p text:style-name="P1">If the Cover Text requirement of section 3 is applicable to these</text:p>
      <text:p text:style-name="P1">copies of the Document, then if the Document is less than one half of</text:p>
      <text:p text:style-name="P1">the entire aggregate, the Document's Cover Texts may be placed on</text:p>
      <text:p text:style-name="P1">covers that bracket the Document within the aggregate, or the</text:p>
      <text:p text:style-name="P1">electronic equivalent of covers if the Document is in electronic form.</text:p>
      <text:p text:style-name="P1">Otherwise they must appear on printed covers that bracket the whole</text:p>
      <text:p text:style-name="P1">aggregate.</text:p>
      <text:p text:style-name="P1"/>
      <text:p text:style-name="P1"/>
      <text:p text:style-name="P1">8. TRANSLATION</text:p>
      <text:p text:style-name="P1"/>
      <text:p text:style-name="P1">Translation is considered a kind of modification, so you may</text:p>
      <text:p text:style-name="P1">distribute translations of the Document under the terms of section 4.</text:p>
      <text:p text:style-name="P1">Replacing Invariant Sections with translations requires special</text:p>
      <text:p text:style-name="P1">permission from their copyright holders, but you may include</text:p>
      <text:p text:style-name="P1">translations of some or all Invariant Sections in addition to the</text:p>
      <text:p text:style-name="P1">original versions of these Invariant Sections. <text:s/>You may include a</text:p>
      <text:p text:style-name="P1">translation of this License, and all the license notices in the</text:p>
      <text:p text:style-name="P1">Document, and any Warranty Disclaimers, provided that you also include</text:p>
      <text:p text:style-name="P1">the original English version of this License and the original versions</text:p>
      <text:p text:style-name="P1">of those notices and disclaimers. <text:s/>In case of a disagreement between</text:p>
      <text:p text:style-name="P1">the translation and the original version of this License or a notice</text:p>
      <text:p text:style-name="P1">or disclaimer, the original version will prevail.</text:p>
      <text:p text:style-name="P1"/>
      <text:p text:style-name="P1">If a section in the Document is Entitled "Acknowledgements",</text:p>
      <text:p text:style-name="P1">"Dedications", or "History", the requirement (section 4) to Preserve</text:p>
      <text:p text:style-name="P1">its Title (section 1) will typically require changing the actual</text:p>
      <text:p text:style-name="P1">title.</text:p>
      <text:p text:style-name="P1"/>
      <text:p text:style-name="P1"/>
      <text:p text:style-name="P1">9. TERMINATION</text:p>
      <text:p text:style-name="P1"/>
      <text:p text:style-name="P1">You may not copy, modify, sublicense, or distribute the Document except</text:p>
      <text:p text:style-name="P1">as expressly provided for under this License. <text:s/>Any other attempt to</text:p>
      <text:p text:style-name="P1">copy, modify, sublicense or distribute the Document is void, and will</text:p>
      <text:p text:style-name="P1">automatically terminate your rights under this License. <text:s/>However,</text:p>
      <text:p text:style-name="P1">parties who have received copies, or rights, from you under this</text:p>
      <text:p text:style-name="P1">License will not have their licenses terminated so long as such</text:p>
      <text:p text:style-name="P1">parties remain in full compliance.</text:p>
      <text:p text:style-name="P1"/>
      <text:p text:style-name="P1"/>
      <text:p text:style-name="P1">10. FUTURE REVISIONS OF THIS LICENSE</text:p>
      <text:p text:style-name="P1"/>
      <text:p text:style-name="P1">The Free Software Foundation may publish new, revised versions</text:p>
      <text:p text:style-name="P1">of the GNU Free Documentation License from time to time. <text:s/>Such new</text:p>
      <text:p text:style-name="P1">versions will be similar in spirit to the present version, but may</text:p>
      <text:p text:style-name="P1">differ in detail to address new problems or concerns. <text:s/>See</text:p>
      <text:p text:style-name="P1">http://www.gnu.org/copyleft/.</text:p>
      <text:p text:style-name="P1"/>
      <text:p text:style-name="P1">Each version of the License is given a distinguishing version number.</text:p>
      <text:p text:style-name="P1">If the Document specifies that a particular numbered version of this</text:p>
      <text:p text:style-name="P1">License "or any later version" applies to it, you have the option of</text:p>
      <text:p text:style-name="P1">following the terms and conditions either of that specified version or</text:p>
      <text:p text:style-name="P1">of any later version that has been published (not as a draft) by the</text:p>
      <text:p text:style-name="P1">Free Software Foundation. <text:s/>If the Document does not specify a version</text:p>
      <text:p text:style-name="P1">number of this License, you may choose any version ever published (not</text:p>
      <text:p text:style-name="P1">as a draft) by the Free Software Found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050000L" svg:font-family="D050000L"/>
    <style:font-face style:name="Liberation Mono" svg:font-family="'Liberation Mono'" style:font-family-generic="modern" style:font-pitch="fixed"/>
    <style:font-face style:name="Liberation Sans Narrow" svg:font-family="'Liberation Sans Narrow'" style:font-family-generic="swiss"/>
    <style:font-face style:name="Lohit Bengali" svg:font-family="'Lohit Bengali'"/>
    <style:font-face style:name="Lohit Bengali1" svg:font-family="'Lohit Bengali'" style:font-family-generic="system" style:font-pitch="variable"/>
    <style:font-face style:name="Malgun Gothic" svg:font-family="'Malgun Gothic'" style:font-family-generic="modern" style:font-pitch="fixed"/>
    <style:font-face style:name="Malgun Gothic1" svg:font-family="'Malgun Gothic'" style:font-family-generic="system" style:font-pitch="variable"/>
    <style:font-face style:name="Panchanan" svg:font-family="Panchanan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 Narrow" fo:font-size="12pt" fo:language="en" fo:country="IN" style:letter-kerning="true" style:font-name-asian="Malgun Gothic1" style:font-size-asian="10pt" style:language-asian="ko" style:country-asian="KR" style:font-name-complex="Lohit Bengali1" style:font-size-complex="12pt" style:language-complex="bn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ans Narrow" fo:font-size="12pt" fo:language="en" fo:country="IN" style:font-name-asian="Malgun Gothic1" style:font-size-asian="10pt" style:language-asian="ko" style:country-asian="KR" style:font-name-complex="Lohit Bengali1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050000L" fo:font-family="D050000L" fo:font-size="14pt" style:font-name-asian="Malgun Gothic1" style:font-family-asian="'Malgun Gothic'" style:font-family-generic-asian="system" style:font-pitch-asian="variable" style:font-size-asian="10pt" style:font-name-complex="Lohit Bengali1" style:font-family-complex="'Lohit Bengal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 Narrow" fo:font-family="'Liberation Sans Narrow'" style:font-family-generic="swiss" fo:font-size="12pt" fo:font-style="italic" style:font-size-asian="10pt" style:font-style-asian="italic" style:font-name-complex="Lohit Bengali" style:font-family-complex="'Lohit Bengal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 Narrow" fo:font-family="'Liberation Sans Narrow'" style:font-family-generic="swiss" style:font-name-complex="Lohit Bengali" style:font-family-complex="'Lohit Bengal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algun Gothic" style:font-family-asian="'Malgun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9T15:56:13.622764058</dc:date>
    <meta:editing-duration>PT12M53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15" meta:paragraph-count="700" meta:word-count="4648" meta:character-count="23492" meta:non-whitespace-character-count="19094"/>
  </office:meta>
</office:document-meta>
</file>